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8">
            <text:p>18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2-24_13-40-10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7" office:value-type="string">
            <text:p>2023-02-24_15-22-12_000.jpg</text:p>
          </table:table-cell>
          <table:table-cell table:style-name="ce26" office:value-type="string">
            <text:p>:m #*# RES / free# S87DP9 記事読み / id=N5ZP(browser=yan) / media=ei / theme=地震：トルコ：ガザ：パレスチナ,content=~,w=Majdi-Davabih;Abdulkarim-abu-Jalhoum / genre=~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#*# RES / free# S87DP9 記事読み / id=N5ZP(browser=yan) / media=ei / theme=地震：トルコ：ガザ：パレスチナ,content=~,w=Majdi-Davabih;Abdulkarim-abu-Jalhoum / genre=~ / other=~">
            <text:p>:m #*# RES / free# S87DP9 記事読み / id=N5ZP(browser=yan) / media=ei / theme=地震：トルコ：ガザ：パレスチナ,content=~,w=Majdi-Davabih;Abdulkarim-abu-Jalhoum / genre=~ / 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2-24_16-05-23_000.jpg</text:p>
          </table:table-cell>
          <table:table-cell table:style-name="ce26" office:value-type="string">
            <text:p>:m 1*1 RES / JVEMV6 64#244_nakata_logic / 『イスラームのロジック』 著者=中田考,校注=~ / p.56 / w=政治的背景を持った暴力；法維持的暴力；常識の欺瞞；,topic=繁栄～貧困,publishe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1*1 RES / JVEMV6 64#244_nakata_logic / 『イスラームのロジック』 著者=中田考,校注=~ / p.56 / w=政治的背景を持った暴力；法維持的暴力；常識の欺瞞；,topic=繁栄～貧困,publisher=~,other=~">
            <text:p>:m 1*1 RES / JVEMV6 64#244_nakata_logic / 『イスラームのロジック』 著者=中田考,校注=~ / p.56 / w=政治的背景を持った暴力；法維持的暴力；常識の欺瞞；,topic=繁栄～貧困,publisher=~,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8" office:value-type="string">
            <text:p>2023-02-24_16-40-40_000.jpg</text:p>
          </table:table-cell>
          <table:table-cell table:style-name="ce26" office:value-type="string">
            <text:p>:m #*# RES / JVEMV6 64#241_shimamoto_revolution / 『イスラーム革命の精神』 著者=嶋本隆光,校注=~ / p.15 / w=,topic=原油収入,publisher=~,other=timeline+:70年代半ば～1978.12-9.モハッラム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#*# RES / JVEMV6 64#241_shimamoto_revolution / 『イスラーム革命の精神』 著者=嶋本隆光,校注=~ / p.15 / w=,topic=原油収入,publisher=~,other=timeline+:70年代半ば～1978.12-9.モハッラム">
            <text:p>:m #*# RES / JVEMV6 64#241_shimamoto_revolution / 『イスラーム革命の精神』 著者=嶋本隆光,校注=~ / p.15 / w=,topic=原油収入,publisher=~,other=timeline+:70年代半ば～1978.12-9.モハッラム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8" office:value-type="string">
            <text:p>2023-02-24_16-41-35_000.jpg</text:p>
          </table:table-cell>
          <table:table-cell table:style-name="ce26" office:value-type="string">
            <text:p>:m #*# / memo:other(m:other) / topic=習字, about=,other=,id=~,content=島;流;橋;脚;理;解;最;終;漠;然;間;京;都;出;震;災;録;音;刻;印;方;式;車;輪;豊;富;暴;政;常;識;欺;瞞;満;革;取;得;厳;戒;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#*# / memo:other(m:other) / topic=習字, about=,other=,id=~,content=島;流;橋;脚;理;解;最;終;漠;然;間;京;都;出;震;災;録;音;刻;印;方;式;車;輪;豊;富;暴;政;常;識;欺;瞞;満;革;取;得;厳;戒;">
            <text:p>:m #*# / memo:other(m:other) / topic=習字, about=,other=,id=~,content=島;流;橋;脚;理;解;最;終;漠;然;間;京;都;出;震;災;録;音;刻;印;方;式;車;輪;豊;富;暴;政;常;識;欺;瞞;満;革;取;得;厳;戒;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2-24_17-42-06_000.jpg</text:p>
          </table:table-cell>
          <table:table-cell table:style-name="ce26" office:value-type="string">
            <text:p>:m 1*1 RES / JVEMV6 64#236_inui / 『脳科学からみる子どもの心の育ち』 著者=乾敏郎,校注=~ / p.186 / w=上縦束；興奮性細胞；ウェルニケ野,topic=~,publisher=~,other=</text:p>
          </table:table-cell>
          <table:table-cell table:style-name="ce28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1*1 RES / JVEMV6 64#236_inui / 『脳科学からみる子どもの心の育ち』 著者=乾敏郎,校注=~ / p.186 / w=上縦束；興奮性細胞；ウェルニケ野,topic=~,publisher=~,other=">
            <text:p>:m 1*1 RES / JVEMV6 64#236_inui / 『脳科学からみる子どもの心の育ち』 著者=乾敏郎,校注=~ / p.186 / w=上縦束；興奮性細胞；ウェルニケ野,topic=~,publisher=~,other=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8" office:value-type="string">
            <text:p>2023-02-24_18-05-17_000.jpg</text:p>
          </table:table-cell>
          <table:table-cell table:style-name="ce26" office:value-type="string">
            <text:p>:m RES #*# / free# JVEMV6 82#_s-id.CPOX / 82. math-research / topics=q-id.OFVR,w=,s=~,i=~,doc=~,other=found+:２つの領域の、面積の比率について / N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RES #*# / free# JVEMV6 82#_s-id.CPOX / 82. math-research / topics=q-id.OFVR,w=,s=~,i=~,doc=~,other=found+:２つの領域の、面積の比率について / N+">
            <text:p>:m RES #*# / free# JVEMV6 82#_s-id.CPOX / 82. math-research / topics=q-id.OFVR,w=,s=~,i=~,doc=~,other=found+:２つの領域の、面積の比率について / N+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2-24_18-42-39_000.mp4</text:p>
          </table:table-cell>
          <table:table-cell table:style-name="ce26" office:value-type="string">
            <text:p>:VIDEO / @自室 / 記録 / jap.flute / 演奏、play / R=1 / genre=melody,session=hour-18,memo=~,file-piece-id=~,memo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VIDEO / @自室 / 記録 / jap.flute / 演奏、play / R=1 / genre=melody,session=hour-18,memo=~,file-piece-id=~,memo=~,other=~">
            <text:p>:VIDEO / @自室 / 記録 / jap.flute / 演奏、play / R=1 / genre=melody,session=hour-18,memo=~,file-piece-id=~,memo=~,other=~</text:p>
          </table:table-cell>
          <table:table-cell table:style-name="ce10" table:formula="of:=RIGHT([.B9];[.K9])" office:value-type="string" office:string-value="mp4">
            <text:p>mp4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2-24_18-43-57_000.mp4</text:p>
          </table:table-cell>
          <table:table-cell table:style-name="ce26" office:value-type="string">
            <text:p>:VIDEO / @自室 / 記録 / jap.flute / 演奏、play / R=2 / genre=melody,session=hour-18,memo=~,file-piece-id=~,memo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VIDEO / @自室 / 記録 / jap.flute / 演奏、play / R=2 / genre=melody,session=hour-18,memo=~,file-piece-id=~,memo=~,other=~">
            <text:p>:VIDEO / @自室 / 記録 / jap.flute / 演奏、play / R=2 / genre=melody,session=hour-18,memo=~,file-piece-id=~,memo=~,other=~</text:p>
          </table:table-cell>
          <table:table-cell table:style-name="ce10" table:formula="of:=RIGHT([.B10];[.K10])" office:value-type="string" office:string-value="mp4">
            <text:p>mp4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2-24_18-49-23_000.mp4</text:p>
          </table:table-cell>
          <table:table-cell table:style-name="ce26" office:value-type="string">
            <text:p>:VIDEO / @自室 / 記録 / jap.flute / 演奏、play / R=3 / genre=melody,session=hour-18,memo=~,file-piece-id=~,memo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VIDEO / @自室 / 記録 / jap.flute / 演奏、play / R=3 / genre=melody,session=hour-18,memo=~,file-piece-id=~,memo=~,other=~">
            <text:p>:VIDEO / @自室 / 記録 / jap.flute / 演奏、play / R=3 / genre=melody,session=hour-18,memo=~,file-piece-id=~,memo=~,other=~</text:p>
          </table:table-cell>
          <table:table-cell table:style-name="ce10" table:formula="of:=RIGHT([.B11];[.K11])" office:value-type="string" office:string-value="mp4">
            <text:p>mp4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11">
            <text:p>11</text:p>
          </table:table-cell>
          <table:table-cell table:style-name="ce10" office:value-type="string">
            <text:p>2023-02-24_21-19-24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2-25_00-53-36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；ローズマリー：３,liquor=麦焼酎：??ml,time=~,container=silver-cap-small / type=~,other=作り置きする：混合。,occasion=経過観察；再度、攪拌。丸２日。追加、ローズマリー。丸２日,id=2023-02-13_01-36-56_000.jpg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PHOTO 記録 / 経過記録；作ったもの / food=焼酎漬け / material=レモン：４（単位：スプーン）；ニンニク：５；生姜：５；ローズマリー：３,liquor=麦焼酎：??ml,time=~,container=silver-cap-small / type=~,other=作り置きする：混合。,occasion=経過観察；再度、攪拌。丸２日。追加、ローズマリー。丸２日,id=2023-02-13_01-36-56_000.jpg">
            <text:p>:PHOTO 記録 / 経過記録；作ったもの / food=焼酎漬け / material=レモン：４（単位：スプーン）；ニンニク：５；生姜：５；ローズマリー：３,liquor=麦焼酎：??ml,time=~,container=silver-cap-small / type=~,other=作り置きする：混合。,occasion=経過観察；再度、攪拌。丸２日。追加、ローズマリー。丸２日,id=2023-02-13_01-36-56_000.jpg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02-25_00-53-42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；ローズマリー：３,liquor=麦焼酎：??ml,time=~,container=silver-cap-small / type=~,other=作り置きする：混合。,occasion=経過観察；再度、攪拌。丸２日。追加、ローズマリー。丸２日,id=2023-02-13_01-36-56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PHOTO 記録 / 経過記録；作ったもの / food=焼酎漬け / material=レモン：４（単位：スプーン）；ニンニク：５；生姜：５；ローズマリー：３,liquor=麦焼酎：??ml,time=~,container=silver-cap-small / type=~,other=作り置きする：混合。,occasion=経過観察；再度、攪拌。丸２日。追加、ローズマリー。丸２日,id=2023-02-13_01-36-56_000.jpg">
            <text:p>:PHOTO 記録 / 経過記録；作ったもの / food=焼酎漬け / material=レモン：４（単位：スプーン）；ニンニク：５；生姜：５；ローズマリー：３,liquor=麦焼酎：??ml,time=~,container=silver-cap-small / type=~,other=作り置きする：混合。,occasion=経過観察；再度、攪拌。丸２日。追加、ローズマリー。丸２日,id=2023-02-13_01-36-56_000.jpg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3-02-25_00-53-47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；ローズマリー：３,liquor=麦焼酎：??ml,time=~,container=silver-cap-small / type=~,other=作り置きする：混合。,occasion=経過観察；再度、攪拌。丸２日。追加、ローズマリー。丸２日。傾け,id=2023-02-13_01-36-56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PHOTO 記録 / 経過記録；作ったもの / food=焼酎漬け / material=レモン：４（単位：スプーン）；ニンニク：５；生姜：５；ローズマリー：３,liquor=麦焼酎：??ml,time=~,container=silver-cap-small / type=~,other=作り置きする：混合。,occasion=経過観察；再度、攪拌。丸２日。追加、ローズマリー。丸２日。傾け,id=2023-02-13_01-36-56_000.jpg">
            <text:p>:PHOTO 記録 / 経過記録；作ったもの / food=焼酎漬け / material=レモン：４（単位：スプーン）；ニンニク：５；生姜：５；ローズマリー：３,liquor=麦焼酎：??ml,time=~,container=silver-cap-small / type=~,other=作り置きする：混合。,occasion=経過観察；再度、攪拌。丸２日。追加、ローズマリー。丸２日。傾け,id=2023-02-13_01-36-56_000.jpg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10" office:value-type="string">
            <text:p>2023-02-25_00-54-00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４；生姜：４；ローズマリー：３,liquor=麦焼酎：??ml,time=~,container=silver-cap-small / type=~,other=作り置きする：混合。攪拌した。再度、攪拌。丸２日。追加、ローズマリー。丸２日。,occasion=経過観察,id=2023-02-16_11-12-57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PHOTO 記録 / 経過記録；作ったもの / food=焼酎漬け / material=レモン：４（単位：スプーン）；ニンニク：４；生姜：４；ローズマリー：３,liquor=麦焼酎：??ml,time=~,container=silver-cap-small / type=~,other=作り置きする：混合。攪拌した。再度、攪拌。丸２日。追加、ローズマリー。丸２日。,occasion=経過観察,id=2023-02-16_11-12-57_000.jpg">
            <text:p>:PHOTO 記録 / 経過記録；作ったもの / food=焼酎漬け / material=レモン：４（単位：スプーン）；ニンニク：４；生姜：４；ローズマリー：３,liquor=麦焼酎：??ml,time=~,container=silver-cap-small / type=~,other=作り置きする：混合。攪拌した。再度、攪拌。丸２日。追加、ローズマリー。丸２日。,occasion=経過観察,id=2023-02-16_11-12-57_000.jpg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10" office:value-type="string">
            <text:p>2023-02-25_00-54-03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４；生姜：４；ローズマリー：３,liquor=麦焼酎：??ml,time=~,container=silver-cap-small / type=~,other=作り置きする：混合。攪拌した。再度、攪拌。丸２日。追加、ローズマリー。丸２日。,occasion=経過観察,id=2023-02-16_11-12-57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PHOTO 記録 / 経過記録；作ったもの / food=焼酎漬け / material=レモン：４（単位：スプーン）；ニンニク：４；生姜：４；ローズマリー：３,liquor=麦焼酎：??ml,time=~,container=silver-cap-small / type=~,other=作り置きする：混合。攪拌した。再度、攪拌。丸２日。追加、ローズマリー。丸２日。,occasion=経過観察,id=2023-02-16_11-12-57_000.jpg">
            <text:p>:PHOTO 記録 / 経過記録；作ったもの / food=焼酎漬け / material=レモン：４（単位：スプーン）；ニンニク：４；生姜：４；ローズマリー：３,liquor=麦焼酎：??ml,time=~,container=silver-cap-small / type=~,other=作り置きする：混合。攪拌した。再度、攪拌。丸２日。追加、ローズマリー。丸２日。,occasion=経過観察,id=2023-02-16_11-12-57_000.jpg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7">
            <text:p>17</text:p>
          </table:table-cell>
          <table:table-cell table:style-name="ce17" office:value-type="string">
            <text:p>2023-02-25_00-54-06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４；生姜：４；ローズマリー：３,liquor=麦焼酎：??ml,time=~,container=silver-cap-small / type=~,other=作り置きする：混合。攪拌した。再度、攪拌。丸２日。追加、ローズマリー。丸２日。傾け,occasion=経過観察,id=2023-02-16_11-12-57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:PHOTO 記録 / 経過記録；作ったもの / food=焼酎漬け / material=レモン：４（単位：スプーン）；ニンニク：４；生姜：４；ローズマリー：３,liquor=麦焼酎：??ml,time=~,container=silver-cap-small / type=~,other=作り置きする：混合。攪拌した。再度、攪拌。丸２日。追加、ローズマリー。丸２日。傾け,occasion=経過観察,id=2023-02-16_11-12-57_000.jpg">
            <text:p>:PHOTO 記録 / 経過記録；作ったもの / food=焼酎漬け / material=レモン：４（単位：スプーン）；ニンニク：４；生姜：４；ローズマリー：３,liquor=麦焼酎：??ml,time=~,container=silver-cap-small / type=~,other=作り置きする：混合。攪拌した。再度、攪拌。丸２日。追加、ローズマリー。丸２日。傾け,occasion=経過観察,id=2023-02-16_11-12-57_000.jpg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8">
            <text:p>18</text:p>
          </table:table-cell>
          <table:table-cell table:style-name="ce17" office:value-type="string">
            <text:p>2023-02-25_00-54-40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４；生姜：４；ローズマリー：３,liquor=麦焼酎：??ml,time=~,container=silver-cap-small / type=~,other=作り置きする：混合。攪拌した。再度、攪拌。丸２日。追加、ローズマリー。丸２日。攪拌。直後,occasion=経過観察,id=2023-02-16_11-12-57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string" office:string-value=":PHOTO 記録 / 経過記録；作ったもの / food=焼酎漬け / material=レモン：４（単位：スプーン）；ニンニク：４；生姜：４；ローズマリー：３,liquor=麦焼酎：??ml,time=~,container=silver-cap-small / type=~,other=作り置きする：混合。攪拌した。再度、攪拌。丸２日。追加、ローズマリー。丸２日。攪拌。直後,occasion=経過観察,id=2023-02-16_11-12-57_000.jpg">
            <text:p>:PHOTO 記録 / 経過記録；作ったもの / food=焼酎漬け / material=レモン：４（単位：スプーン）；ニンニク：４；生姜：４；ローズマリー：３,liquor=麦焼酎：??ml,time=~,container=silver-cap-small / type=~,other=作り置きする：混合。攪拌した。再度、攪拌。丸２日。追加、ローズマリー。丸２日。攪拌。直後,occasion=経過観察,id=2023-02-16_11-12-57_000.jpg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47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9">
            <text:p>19</text:p>
          </table:table-cell>
          <table:table-cell table:style-name="ce17" office:value-type="string">
            <text:p>2023-02-25_00-55-15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４；生姜：４；ローズマリー：３,liquor=麦焼酎：??ml,time=~,container=silver-cap-small / type=~,other=作り置きする：混合。攪拌した。再度、攪拌。丸２日。追加、ローズマリー。丸２日。攪拌。直後,occasion=経過観察,id=2023-02-16_11-12-57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string" office:string-value=":PHOTO 記録 / 経過記録；作ったもの / food=焼酎漬け / material=レモン：４（単位：スプーン）；ニンニク：４；生姜：４；ローズマリー：３,liquor=麦焼酎：??ml,time=~,container=silver-cap-small / type=~,other=作り置きする：混合。攪拌した。再度、攪拌。丸２日。追加、ローズマリー。丸２日。攪拌。直後,occasion=経過観察,id=2023-02-16_11-12-57_000.jpg">
            <text:p>:PHOTO 記録 / 経過記録；作ったもの / food=焼酎漬け / material=レモン：４（単位：スプーン）；ニンニク：４；生姜：４；ローズマリー：３,liquor=麦焼酎：??ml,time=~,container=silver-cap-small / type=~,other=作り置きする：混合。攪拌した。再度、攪拌。丸２日。追加、ローズマリー。丸２日。攪拌。直後,occasion=経過観察,id=2023-02-16_11-12-57_000.jpg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47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0">
            <text:p>20</text:p>
          </table:table-cell>
          <table:table-cell table:style-name="ce17" office:value-type="string">
            <text:p>2023-02-25_01-16-46_000.jpg</text:p>
          </table:table-cell>
          <table:table-cell table:style-name="ce26" office:value-type="string">
            <text:p>:PHOTO 記録しておきたいもの / location:photo=自室：机上, location:target=焼酎飲み（酒飲み）：用意したものたち / subject=~ / content=~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string" office:string-value=":PHOTO 記録しておきたいもの / location:photo=自室：机上, location:target=焼酎飲み（酒飲み）：用意したものたち / subject=~ / content=~,other=~">
            <text:p>:PHOTO 記録しておきたいもの / location:photo=自室：机上, location:target=焼酎飲み（酒飲み）：用意したものたち / subject=~ / content=~,other=~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47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1">
            <text:p>21</text:p>
          </table:table-cell>
          <table:table-cell table:style-name="ce17" office:value-type="string">
            <text:p>2023-02-25_03-20-08_000.jpg</text:p>
          </table:table-cell>
          <table:table-cell table:style-name="ce26" office:value-type="string">
            <text:p>:m :PHOTO 寝た時刻 / 2023 / オナニー、未了、duration=1時間ぐらい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2]=&quot;&quot;;[.C24];CONCATENATE([.C24];&quot; / &quot;;[.E22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22];[.K22])" office:value-type="string" office:string-value="jpg">
            <text:p>jpg</text:p>
          </table:table-cell>
          <table:table-cell table:style-name="ce47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18" office:value-type="string">
            <text:p>2023-02-25_09-00-07_000.jpg</text:p>
          </table:table-cell>
          <table:table-cell table:style-name="ce26" office:value-type="string">
            <text:p>:m :PHOTO 起き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3]=&quot;&quot;;[.C23];CONCATENATE([.C23];&quot; / &quot;;[.E23]))" office:value-type="string" office:string-value=":m :PHOTO 起きた時刻 / 2023">
            <text:p>:m :PHOTO 起きた時刻 / 2023</text:p>
          </table:table-cell>
          <table:table-cell table:style-name="ce10" table:formula="of:=RIGHT([.B23];[.K23])" office:value-type="string" office:string-value="jpg">
            <text:p>jpg</text:p>
          </table:table-cell>
          <table:table-cell table:style-name="ce47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23">
            <text:p>23</text:p>
          </table:table-cell>
          <table:table-cell table:style-name="ce10" office:value-type="string">
            <text:p>2023-02-25_09-19-21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24];[.K24])" office:value-type="string" office:string-value="jpg">
            <text:p>jpg</text:p>
          </table:table-cell>
          <table:table-cell table:style-name="ce47" table:formula="of:=FIND(&quot;.&quot;;[.B24];1)" office:value-type="float" office:value="24">
            <text:p>24</text:p>
          </table:table-cell>
          <table:table-cell table:formula="of:=LEN([.B24])" office:value-type="float" office:value="27">
            <text:p>27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4">
            <text:p>24</text:p>
          </table:table-cell>
          <table:table-cell table:style-name="ce17" office:value-type="string">
            <text:p>2023-02-25_12-01-32_000.jpg</text:p>
          </table:table-cell>
          <table:table-cell table:style-name="ce26" office:value-type="string">
            <text:p>:m 1-2*3 RES / JVEMV6 64#218_chosenjin_gyakusatsu / 『関東大震災　「朝鮮人虐殺の真実」』 著者=工藤美代子,校注=~,出版社=産経新聞出版 / p.136 / w=,topic=新聞記事：朝鮮人による襲撃,publisher=~,other=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5]=&quot;&quot;;[.C25];CONCATENATE([.C25];&quot; / &quot;;[.E25]))" office:value-type="string" office:string-value=":m 1-2*3 RES / JVEMV6 64#218_chosenjin_gyakusatsu / 『関東大震災　「朝鮮人虐殺の真実」』 著者=工藤美代子,校注=~,出版社=産経新聞出版 / p.136 / w=,topic=新聞記事：朝鮮人による襲撃,publisher=~,other=">
            <text:p>:m 1-2*3 RES / JVEMV6 64#218_chosenjin_gyakusatsu / 『関東大震災　「朝鮮人虐殺の真実」』 著者=工藤美代子,校注=~,出版社=産経新聞出版 / p.136 / w=,topic=新聞記事：朝鮮人による襲撃,publisher=~,other=</text:p>
          </table:table-cell>
          <table:table-cell table:style-name="ce10" table:formula="of:=RIGHT([.B25];[.K25])" office:value-type="string" office:string-value="jpg">
            <text:p>jpg</text:p>
          </table:table-cell>
          <table:table-cell table:style-name="ce47" table:formula="of:=FIND(&quot;.&quot;;[.B25];1)" office:value-type="float" office:value="24">
            <text:p>24</text:p>
          </table:table-cell>
          <table:table-cell table:formula="of:=LEN([.B25])" office:value-type="float" office:value="27">
            <text:p>27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5">
            <text:p>25</text:p>
          </table:table-cell>
          <table:table-cell table:style-name="ce18" office:value-type="string">
            <text:p>2023-02-25_12-01-47_000.jpg</text:p>
          </table:table-cell>
          <table:table-cell table:style-name="ce26" office:value-type="string">
            <text:p>:m 3*3 RES / JVEMV6 64#218_chosenjin_gyakusatsu / 『関東大震災　「朝鮮人虐殺の真実」』 著者=工藤美代子,校注=~,出版社=産経新聞出版 / p.139 / w=,topic=新聞記事：朝鮮人による襲撃,publisher=~,other=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string" office:string-value=":m 3*3 RES / JVEMV6 64#218_chosenjin_gyakusatsu / 『関東大震災　「朝鮮人虐殺の真実」』 著者=工藤美代子,校注=~,出版社=産経新聞出版 / p.139 / w=,topic=新聞記事：朝鮮人による襲撃,publisher=~,other=">
            <text:p>:m 3*3 RES / JVEMV6 64#218_chosenjin_gyakusatsu / 『関東大震災　「朝鮮人虐殺の真実」』 著者=工藤美代子,校注=~,出版社=産経新聞出版 / p.139 / w=,topic=新聞記事：朝鮮人による襲撃,publisher=~,other=</text:p>
          </table:table-cell>
          <table:table-cell table:style-name="ce10" table:formula="of:=RIGHT([.B26];[.K26])" office:value-type="string" office:string-value="jpg">
            <text:p>jpg</text:p>
          </table:table-cell>
          <table:table-cell table:style-name="ce47" table:formula="of:=FIND(&quot;.&quot;;[.B26];1)" office:value-type="float" office:value="24">
            <text:p>24</text:p>
          </table:table-cell>
          <table:table-cell table:formula="of:=LEN([.B26])" office:value-type="float" office:value="27">
            <text:p>27</text:p>
          </table:table-cell>
          <table:table-cell table:formula="of:=[.J26]-[.I2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25">
            <text:p>25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8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5">2023/02/25</text:date>, <text:time>12:33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2-25T12:33:19.70</dc:date>
    <dc:creator>iwabuchi ken</dc:creator>
    <meta:editing-duration>P54DT5H15M41S</meta:editing-duration>
    <meta:editing-cycles>17497</meta:editing-cycles>
    <meta:document-statistic meta:table-count="2" meta:cell-count="935" meta:object-count="0"/>
    <meta:user-defined meta:name="qrichtext">1</meta:user-defined>
  </office:meta>
</office:document-meta>
</file>